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143cm" svg:height="1.143cm" svg:x="4.413cm" svg:y="12.65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143cm" svg:height="1.143cm" svg:x="4.413cm" svg:y="10.65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143cm" svg:height="1.143cm" svg:x="4.413cm" svg:y="8.65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143cm" svg:height="1.143cm" svg:x="2.413cm" svg:y="6.65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143cm" svg:height="1.143cm" svg:x="2.413cm" svg:y="4.652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143cm" svg:height="1.143cm" svg:x="6.413cm" svg:y="5.652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143cm" svg:height="1.143cm" svg:x="6.413cm" svg:y="3.652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143cm" svg:height="1.143cm" svg:x="6.413cm" svg:y="1.65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85cm" svg:y1="11.795cm" svg:x2="4.985cm" svg:y2="12.652cm" draw:start-shape="id1" draw:start-glue-point="8" draw:end-shape="id2" draw:end-glue-point="4" svg:d="M4985 11795v857" svg:viewBox="0 0 1 858">
          <text:p/>
        </draw:connector>
        <draw:connector draw:style-name="gr2" draw:text-style-name="P3" draw:layer="layout" draw:type="line" svg:x1="4.985cm" svg:y1="9.795cm" svg:x2="4.985cm" svg:y2="10.652cm" draw:start-shape="id3" draw:start-glue-point="8" draw:end-shape="id1" draw:end-glue-point="4" svg:d="M4985 9795v857" svg:viewBox="0 0 1 858">
          <text:p/>
        </draw:connector>
        <draw:connector draw:style-name="gr2" draw:text-style-name="P3" draw:layer="layout" draw:type="curve" draw:line-skew="0cm 2.01cm 1.953cm" svg:x1="2.985cm" svg:y1="7.795cm" svg:x2="4.985cm" svg:y2="8.652cm" draw:start-shape="id4" draw:start-glue-point="8" draw:end-shape="id3" draw:end-glue-point="4" svg:d="M2985 7795c0 751 936 502 936 405 0-96 1064-371 1064 452" svg:viewBox="0 0 2001 858">
          <text:p/>
        </draw:connector>
        <draw:connector draw:style-name="gr2" draw:text-style-name="P3" draw:layer="layout" draw:type="curve" svg:x1="6.985cm" svg:y1="6.795cm" svg:x2="4.985cm" svg:y2="8.652cm" draw:start-shape="id5" draw:start-glue-point="8" draw:end-shape="id3" draw:end-glue-point="4" svg:d="M6985 6795c0 1392-2000 464-2000 1857" svg:viewBox="0 0 2001 1858">
          <text:p/>
        </draw:connector>
        <draw:connector draw:style-name="gr2" draw:text-style-name="P3" draw:layer="layout" draw:type="curve" svg:x1="2.985cm" svg:y1="5.795cm" svg:x2="2.985cm" svg:y2="6.652cm" draw:start-shape="id6" draw:start-glue-point="8" draw:end-shape="id4" draw:end-glue-point="4" svg:d="M2985 5795v857" svg:viewBox="0 0 1 858">
          <text:p/>
        </draw:connector>
        <draw:connector draw:style-name="gr2" draw:text-style-name="P3" draw:layer="layout" draw:type="curve" svg:x1="6.985cm" svg:y1="4.795cm" svg:x2="6.985cm" svg:y2="5.652cm" draw:start-shape="id7" draw:start-glue-point="8" draw:end-shape="id5" draw:end-glue-point="4" svg:d="M6985 4795v857" svg:viewBox="0 0 1 858">
          <text:p/>
        </draw:connector>
        <draw:connector draw:style-name="gr2" draw:text-style-name="P3" draw:layer="layout" draw:type="curve" svg:x1="6.985cm" svg:y1="2.795cm" svg:x2="6.985cm" svg:y2="3.652cm" draw:start-shape="id8" draw:start-glue-point="8" draw:end-shape="id7" draw:end-glue-point="4" svg:d="M6985 2795v857" svg:viewBox="0 0 1 858">
          <text:p/>
        </draw:connector>
        <draw:frame draw:style-name="gr3" draw:text-style-name="P5" draw:layer="layout" svg:width="3.937cm" svg:height="1.673cm" svg:x="1.635cm" svg:y="0.851cm">
          <draw:text-box>
            <text:p text:style-name="P4"><text:span text:style-name="T1">git diff f..h</text:span></text:p>
            <text:p text:style-name="P4"><text:span text:style-name="T1">git diff f h</text:span></text:p>
          </draw:text-box>
        </draw:frame>
        <draw:frame draw:style-name="gr3" draw:text-style-name="P5" draw:layer="layout" svg:width="3.937cm" svg:height="1.27cm" svg:x="8.42cm" svg:y="5.445cm">
          <draw:text-box>
            <text:p text:style-name="P4"><text:span text:style-name="T1">git diff f...h</text:span></text:p>
          </draw:text-box>
        </draw:frame>
        <draw:connector draw:style-name="gr4" draw:text-style-name="P3" draw:layer="layout" draw:type="curve" svg:x1="5.556cm" svg:y1="9.224cm" svg:x2="7.556cm" svg:y2="2.224cm" draw:start-shape="id3" draw:start-glue-point="10" draw:end-shape="id8" draw:end-glue-point="10" svg:d="M5556 9224c3751 0 2751-7000 2000-7000" svg:viewBox="0 0 2711 7001">
          <text:p/>
        </draw:connector>
        <draw:connector draw:style-name="gr4" draw:text-style-name="P3" draw:layer="layout" draw:type="curve" svg:x1="2.985cm" svg:y1="4.652cm" svg:x2="6.413cm" svg:y2="2.224cm" draw:start-shape="id6" draw:start-glue-point="4" draw:end-shape="id8" draw:end-glue-point="6" svg:d="M2985 4652c0-1619 1142-2428 3428-2428" svg:viewBox="0 0 3429 24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9:12:21.513909818</meta:creation-date>
    <dc:date>2017-08-14T16:48:12.427197672</dc:date>
    <meta:editing-duration>PT18M25S</meta:editing-duration>
    <meta:editing-cycles>10</meta:editing-cycles>
    <meta:generator>LibreOffice/5.1.6.2$Linux_X86_64 LibreOffice_project/10m0$Build-2</meta:generator>
    <meta:document-statistic meta:object-count="19"/>
  </office:meta>
</office:document-meta>
</file>